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26E50c8LucidaSansUnicode" svg:font-family="26E50c8LucidaSansUnicode" style:font-family-generic="swiss"/>
    <style:font-face style:name="Arial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26E50c8LucidaSansUnicode" fo:font-size="8pt" style:font-name-asian="26E50c8LucidaSansUnicode" style:font-name-complex="26E50c8LucidaSansUnicode" style:font-size-asian="8pt" style:font-size-complex="8pt"/>
    </style:style>
    <style:style style:name="T2" style:family="text">
      <style:text-properties fo:font-size="8pt" style:font-size-asian="8pt" style:font-size-complex="8pt" style:font-name="Helvetica" style:font-name-asian="Helvetica" style:font-name-complex="Helvetica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9.005cm" svg:x="26.341cm" svg:y="2.762cm">
            <draw:object draw:notify-on-update-of-ranges="Feuille1.G1:Feuille1.G21 Feuille1.I1:Feuille1.I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9.004cm" svg:x="26.591cm" svg:y="11.794cm">
            <draw:object draw:notify-on-update-of-ranges="Feuille1.G1:Feuille1.G21 Feuille1.J1:Feuille1.J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0.469cm" svg:y="11.867cm">
            <draw:object draw:notify-on-update-of-ranges="Feuille1.G1:Feuille1.G21 Feuille1.K1:Feuille1.K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<text:span text:style-name="T1">􀀄</text:span><text:span text:style-name="T2">50.0 5812600 4614900 7010400 20.6 3.0 6.8</text:span>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office:value-type="float" office:value="5812" calcext:value-type="float">
            <text:p>5812</text:p>
          </table:table-cell>
          <table:table-cell office:value-type="float" office:value="-50" calcext:value-type="float">
            <text:p>-50</text:p>
          </table:table-cell>
          <table:table-cell table:formula="of:=917/([.G1]/60+1)-917+250" office:value-type="float" office:value="4835" calcext:value-type="float">
            <text:p>4835</text:p>
          </table:table-cell>
          <table:table-cell table:formula="of:=[.$O$1]*[.H1]/(250+[.H1])" office:value-type="float" office:value="3.13775811209439" calcext:value-type="float">
            <text:p>3,1377581121</text:p>
          </table:table-cell>
          <table:table-cell table:formula="of:=[.$O$1]*[.F1]/(250+[.F1])" office:value-type="float" office:value="3.16390630155064" calcext:value-type="float">
            <text:p>3,1639063016</text:p>
          </table:table-cell>
          <table:table-cell table:formula="of:=[.$O$1]*[.F1]/(350+[.F1])" office:value-type="float" office:value="3.11256085686465" calcext:value-type="float">
            <text:p>3,1125608569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pan text:style-name="T1">􀀄</text:span><text:span text:style-name="T2">45.0 4148200 3349700 4946800 19.3 2.8 6.8</text:span>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4148" calcext:value-type="float">
            <text:p>4148</text:p>
          </table:table-cell>
          <table:table-cell office:value-type="float" office:value="-45" calcext:value-type="float">
            <text:p>-45</text:p>
          </table:table-cell>
          <table:table-cell table:formula="of:=917/([.G2]/60+1)-917+250" office:value-type="float" office:value="3001" calcext:value-type="float">
            <text:p>3001</text:p>
          </table:table-cell>
          <table:table-cell table:formula="of:=[.$O$1]*[.H2]/(250+[.H2])" office:value-type="float" office:value="3.04623192863734" calcext:value-type="float">
            <text:p>3,0462319286</text:p>
          </table:table-cell>
          <table:table-cell table:formula="of:=[.$O$1]*[.F2]/(250+[.F2])" office:value-type="float" office:value="3.11241473396999" calcext:value-type="float">
            <text:p>3,112414734</text:p>
          </table:table-cell>
          <table:table-cell table:formula="of:=[.$O$1]*[.F2]/(350+[.F2])" office:value-type="float" office:value="3.04321920853713" calcext:value-type="float">
            <text:p>3,043219208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􀀄</text:span><text:span text:style-name="T2">40.0 2972400 2438800 3506100 18.0 2.7 6.7</text:span>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2972" calcext:value-type="float">
            <text:p>2972</text:p>
          </table:table-cell>
          <table:table-cell office:value-type="float" office:value="-40" calcext:value-type="float">
            <text:p>-40</text:p>
          </table:table-cell>
          <table:table-cell table:formula="of:=917/([.G3]/60+1)-917+250" office:value-type="float" office:value="2084" calcext:value-type="float">
            <text:p>2084</text:p>
          </table:table-cell>
          <table:table-cell table:formula="of:=[.$O$1]*[.H3]/(250+[.H3])" office:value-type="float" office:value="2.946529562982" calcext:value-type="float">
            <text:p>2,946529563</text:p>
          </table:table-cell>
          <table:table-cell table:formula="of:=[.$O$1]*[.F3]/(250+[.F3])" office:value-type="float" office:value="3.043947858473" calcext:value-type="float">
            <text:p>3,0439478585</text:p>
          </table:table-cell>
          <table:table-cell table:formula="of:=[.$O$1]*[.F3]/(350+[.F3])" office:value-type="float" office:value="2.9523178807947" calcext:value-type="float">
            <text:p>2,95231788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􀀄</text:span><text:span text:style-name="T2">35.0 2139200 1781700 2496700 16.7 2.5 6.6</text:span>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2139" calcext:value-type="float">
            <text:p>2139</text:p>
          </table:table-cell>
          <table:table-cell office:value-type="float" office:value="-35" calcext:value-type="float">
            <text:p>-35</text:p>
          </table:table-cell>
          <table:table-cell table:formula="of:=917/([.G4]/60+1)-917+250" office:value-type="float" office:value="1533.8" calcext:value-type="float">
            <text:p>1533,8</text:p>
          </table:table-cell>
          <table:table-cell table:formula="of:=[.$O$1]*[.H4]/(250+[.H4])" office:value-type="float" office:value="2.83750420450723" calcext:value-type="float">
            <text:p>2,8375042045</text:p>
          </table:table-cell>
          <table:table-cell table:formula="of:=[.$O$1]*[.F4]/(250+[.F4])" office:value-type="float" office:value="2.95466722478024" calcext:value-type="float">
            <text:p>2,9546672248</text:p>
          </table:table-cell>
          <table:table-cell table:formula="of:=[.$O$1]*[.F4]/(350+[.F4])" office:value-type="float" office:value="2.83595821615106" calcext:value-type="float">
            <text:p>2,835958216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􀀄</text:span><text:span text:style-name="T2">30.0 1546700 1306700 1786800 15.5 2.4 6.4</text:span>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1546" calcext:value-type="float">
            <text:p>1546</text:p>
          </table:table-cell>
          <table:table-cell office:value-type="float" office:value="-30" calcext:value-type="float">
            <text:p>-30</text:p>
          </table:table-cell>
          <table:table-cell table:formula="of:=917/([.G5]/60+1)-917+250" office:value-type="float" office:value="1167" calcext:value-type="float">
            <text:p>1167</text:p>
          </table:table-cell>
          <table:table-cell table:formula="of:=[.$O$1]*[.H5]/(250+[.H5])" office:value-type="float" office:value="2.71778405081157" calcext:value-type="float">
            <text:p>2,7177840508</text:p>
          </table:table-cell>
          <table:table-cell table:formula="of:=[.$O$1]*[.F5]/(250+[.F5])" office:value-type="float" office:value="2.84064587973274" calcext:value-type="float">
            <text:p>2,8406458797</text:p>
          </table:table-cell>
          <table:table-cell table:formula="of:=[.$O$1]*[.F5]/(350+[.F5])" office:value-type="float" office:value="2.69082278481013" calcext:value-type="float">
            <text:p>2,69082278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􀀄</text:span><text:span text:style-name="T2">25.0 1121300 960100 1282500 14.4 2.3 6.3</text:span>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1121" calcext:value-type="float">
            <text:p>1121</text:p>
          </table:table-cell>
          <table:table-cell office:value-type="float" office:value="-25" calcext:value-type="float">
            <text:p>-25</text:p>
          </table:table-cell>
          <table:table-cell table:formula="of:=917/([.G6]/60+1)-917+250" office:value-type="float" office:value="905" calcext:value-type="float">
            <text:p>905</text:p>
          </table:table-cell>
          <table:table-cell table:formula="of:=[.$O$1]*[.H6]/(250+[.H6])" office:value-type="float" office:value="2.58571428571429" calcext:value-type="float">
            <text:p>2,5857142857</text:p>
          </table:table-cell>
          <table:table-cell table:formula="of:=[.$O$1]*[.F6]/(250+[.F6])" office:value-type="float" office:value="2.69824945295405" calcext:value-type="float">
            <text:p>2,698249453</text:p>
          </table:table-cell>
          <table:table-cell table:formula="of:=[.$O$1]*[.F6]/(350+[.F6])" office:value-type="float" office:value="2.51481985044188" calcext:value-type="float">
            <text:p>2,514819850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􀀄</text:span><text:span text:style-name="T2">20.0 820800 711820 929780 13.3 2.1 6.2</text:span>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820" calcext:value-type="float">
            <text:p>820</text:p>
          </table:table-cell>
          <table:table-cell office:value-type="float" office:value="-20" calcext:value-type="float">
            <text:p>-20</text:p>
          </table:table-cell>
          <table:table-cell table:formula="of:=917/([.G7]/60+1)-917+250" office:value-type="float" office:value="708.5" calcext:value-type="float">
            <text:p>708,5</text:p>
          </table:table-cell>
          <table:table-cell table:formula="of:=[.$O$1]*[.H7]/(250+[.H7])" office:value-type="float" office:value="2.43928012519562" calcext:value-type="float">
            <text:p>2,4392801252</text:p>
          </table:table-cell>
          <table:table-cell table:formula="of:=[.$O$1]*[.F7]/(250+[.F7])" office:value-type="float" office:value="2.52897196261682" calcext:value-type="float">
            <text:p>2,5289719626</text:p>
          </table:table-cell>
          <table:table-cell table:formula="of:=[.$O$1]*[.F7]/(350+[.F7])" office:value-type="float" office:value="2.31282051282051" calcext:value-type="float">
            <text:p>2,31282051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􀀄</text:span><text:span text:style-name="T2">15.0 601490 527980 675010 12.2 2.0 6.0</text:span>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601" calcext:value-type="float">
            <text:p>601</text:p>
          </table:table-cell>
          <table:table-cell office:value-type="float" office:value="-15" calcext:value-type="float">
            <text:p>-15</text:p>
          </table:table-cell>
          <table:table-cell table:formula="of:=917/([.G8]/60+1)-917+250" office:value-type="float" office:value="555.666666666667" calcext:value-type="float">
            <text:p>555,6666666667</text:p>
          </table:table-cell>
          <table:table-cell table:formula="of:=[.$O$1]*[.H8]/(250+[.H8])" office:value-type="float" office:value="2.27600330988829" calcext:value-type="float">
            <text:p>2,2760033099</text:p>
          </table:table-cell>
          <table:table-cell table:formula="of:=[.$O$1]*[.F8]/(250+[.F8])" office:value-type="float" office:value="2.33055229142186" calcext:value-type="float">
            <text:p>2,3305522914</text:p>
          </table:table-cell>
          <table:table-cell table:formula="of:=[.$O$1]*[.F8]/(350+[.F8])" office:value-type="float" office:value="2.08548895899054" calcext:value-type="float">
            <text:p>2,0854889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􀀄</text:span><text:span text:style-name="T2">10.0 445030 395160 494910 11.2 1.9 5.9</text:span>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445" calcext:value-type="float">
            <text:p>445</text:p>
          </table:table-cell>
          <table:table-cell office:value-type="float" office:value="-10" calcext:value-type="float">
            <text:p>-10</text:p>
          </table:table-cell>
          <table:table-cell table:formula="of:=917/([.G9]/60+1)-917+250" office:value-type="float" office:value="433.4" calcext:value-type="float">
            <text:p>433,4</text:p>
          </table:table-cell>
          <table:table-cell table:formula="of:=[.$O$1]*[.H9]/(250+[.H9])" office:value-type="float" office:value="2.0928007023705" calcext:value-type="float">
            <text:p>2,0928007024</text:p>
          </table:table-cell>
          <table:table-cell table:formula="of:=[.$O$1]*[.F9]/(250+[.F9])" office:value-type="float" office:value="2.11294964028777" calcext:value-type="float">
            <text:p>2,1129496403</text:p>
          </table:table-cell>
          <table:table-cell table:formula="of:=[.$O$1]*[.F9]/(350+[.F9])" office:value-type="float" office:value="1.84716981132075" calcext:value-type="float">
            <text:p>1,84716981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􀀄</text:span><text:span text:style-name="T2">5.0 332200 298220 366170 10.2 1.8 5.7</text:span>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332" calcext:value-type="float">
            <text:p>332</text:p>
          </table:table-cell>
          <table:table-cell office:value-type="float" office:value="-5" calcext:value-type="float">
            <text:p>-5</text:p>
          </table:table-cell>
          <table:table-cell table:formula="of:=917/([.G10]/60+1)-917+250" office:value-type="float" office:value="333.363636363636" calcext:value-type="float">
            <text:p>333,3636363636</text:p>
          </table:table-cell>
          <table:table-cell table:formula="of:=[.$O$1]*[.H10]/(250+[.H10])" office:value-type="float" office:value="1.88578775128565" calcext:value-type="float">
            <text:p>1,8857877513</text:p>
          </table:table-cell>
          <table:table-cell table:formula="of:=[.$O$1]*[.F10]/(250+[.F10])" office:value-type="float" office:value="1.88247422680412" calcext:value-type="float">
            <text:p>1,8824742268</text:p>
          </table:table-cell>
          <table:table-cell table:formula="of:=[.$O$1]*[.F10]/(350+[.F10])" office:value-type="float" office:value="1.60645161290323" calcext:value-type="float">
            <text:p>1,606451612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.0 250110 226880 273330 9.3 1.7 5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917/([.G11]/60+1)-917+250" office:value-type="float" office:value="250" calcext:value-type="float">
            <text:p>250</text:p>
          </table:table-cell>
          <table:table-cell table:formula="of:=[.$O$1]*[.H11]/(250+[.H11])" office:value-type="float" office:value="1.65" calcext:value-type="float">
            <text:p>1,65</text:p>
          </table:table-cell>
          <table:table-cell table:formula="of:=[.$O$1]*[.F11]/(250+[.F11])" office:value-type="float" office:value="1.65" calcext:value-type="float">
            <text:p>1,65</text:p>
          </table:table-cell>
          <table:table-cell table:formula="of:=[.$O$1]*[.F11]/(350+[.F11])" office:value-type="float" office:value="1.375" calcext:value-type="float">
            <text:p>1,37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0 190020 174100 205940 8.4 1.5 5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formula="of:=917/([.G12]/60+1)-917+250" office:value-type="float" office:value="179.461538461539" calcext:value-type="float">
            <text:p>179,4615384615</text:p>
          </table:table-cell>
          <table:table-cell table:formula="of:=[.$O$1]*[.H12]/(250+[.H12])" office:value-type="float" office:value="1.37898979043525" calcext:value-type="float">
            <text:p>1,3789897904</text:p>
          </table:table-cell>
          <table:table-cell table:formula="of:=[.$O$1]*[.F12]/(250+[.F12])" office:value-type="float" office:value="1.425" calcext:value-type="float">
            <text:p>1,425</text:p>
          </table:table-cell>
          <table:table-cell table:formula="of:=[.$O$1]*[.F12]/(350+[.F12])" office:value-type="float" office:value="1.16111111111111" calcext:value-type="float">
            <text:p>1,161111111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0.0 145460 134550 156370 7.5 1.4 5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formula="of:=917/([.G13]/60+1)-917+250" office:value-type="float" office:value="119" calcext:value-type="float">
            <text:p>119</text:p>
          </table:table-cell>
          <table:table-cell table:formula="of:=[.$O$1]*[.H13]/(250+[.H13])" office:value-type="float" office:value="1.06422764227642" calcext:value-type="float">
            <text:p>1,0642276423</text:p>
          </table:table-cell>
          <table:table-cell table:formula="of:=[.$O$1]*[.F13]/(250+[.F13])" office:value-type="float" office:value="1.21139240506329" calcext:value-type="float">
            <text:p>1,2113924051</text:p>
          </table:table-cell>
          <table:table-cell table:formula="of:=[.$O$1]*[.F13]/(350+[.F13])" office:value-type="float" office:value="0.966666666666667" calcext:value-type="float">
            <text:p>0,9666666667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5.0 112250 104780 119720 6.7 1.3 5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917/([.G14]/60+1)-917+250" office:value-type="float" office:value="66.6" calcext:value-type="float">
            <text:p>66,6</text:p>
          </table:table-cell>
          <table:table-cell table:formula="of:=[.$O$1]*[.H14]/(250+[.H14])" office:value-type="float" office:value="0.694188250157928" calcext:value-type="float">
            <text:p>0,6941882502</text:p>
          </table:table-cell>
          <table:table-cell table:formula="of:=[.$O$1]*[.F14]/(250+[.F14])" office:value-type="float" office:value="1.02099447513812" calcext:value-type="float">
            <text:p>1,0209944751</text:p>
          </table:table-cell>
          <table:table-cell table:formula="of:=[.$O$1]*[.F14]/(350+[.F14])"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0.0 87197 82105 92289 5.8 1.2 5.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table:formula="of:=917/([.G15]/60+1)-917+250" office:value-type="float" office:value="20.75" calcext:value-type="float">
            <text:p>20,75</text:p>
          </table:table-cell>
          <table:table-cell table:formula="of:=[.$O$1]*[.H15]/(250+[.H15])" office:value-type="float" office:value="0.252908587257618" calcext:value-type="float">
            <text:p>0,2529085873</text:p>
          </table:table-cell>
          <table:table-cell table:formula="of:=[.$O$1]*[.F15]/(250+[.F15])" office:value-type="float" office:value="0.851928783382789" calcext:value-type="float">
            <text:p>0,8519287834</text:p>
          </table:table-cell>
          <table:table-cell table:formula="of:=[.$O$1]*[.F15]/(350+[.F15])" office:value-type="float" office:value="0.656979405034325" calcext:value-type="float">
            <text:p>0,656979405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5.0 68000 64600 71400 5.0 1.0 4.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formula="of:=917/([.G16]/60+1)-917+250" office:value-type="float" office:value="-19.7058823529412" calcext:value-type="float">
            <text:p>-19,7058823529</text:p>
          </table:table-cell>
          <table:table-cell table:formula="of:=[.$O$1]*[.H16]/(250+[.H16])" office:value-type="float" office:value="-0.282375478927204" calcext:value-type="float">
            <text:p>-0,2823754789</text:p>
          </table:table-cell>
          <table:table-cell table:formula="of:=[.$O$1]*[.F16]/(250+[.F16])" office:value-type="float" office:value="0.70566037735849" calcext:value-type="float">
            <text:p>0,7056603774</text:p>
          </table:table-cell>
          <table:table-cell table:formula="of:=[.$O$1]*[.F16]/(350+[.F16])" office:value-type="float" office:value="0.536842105263158" calcext:value-type="float">
            <text:p>0,536842105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30.0 53307 50208 56406 5.8 1.2 4.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917/([.G17]/60+1)-917+250" office:value-type="float" office:value="-55.6666666666666" calcext:value-type="float">
            <text:p>-55,6666666667</text:p>
          </table:table-cell>
          <table:table-cell table:formula="of:=[.$O$1]*[.H17]/(250+[.H17])" office:value-type="float" office:value="-0.945283018867924" calcext:value-type="float">
            <text:p>-0,9452830189</text:p>
          </table:table-cell>
          <table:table-cell table:formula="of:=[.$O$1]*[.F17]/(250+[.F17])" office:value-type="float" office:value="0.577227722772277" calcext:value-type="float">
            <text:p>0,5772277228</text:p>
          </table:table-cell>
          <table:table-cell table:formula="of:=[.$O$1]*[.F17]/(350+[.F17])" office:value-type="float" office:value="0.433995037220844" calcext:value-type="float">
            <text:p>0,433995037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35.0 42039 39285 44794 6.6 1.4 4.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formula="of:=917/([.G18]/60+1)-917+250" office:value-type="float" office:value="-87.8421052631579" calcext:value-type="float">
            <text:p>-87,8421052632</text:p>
          </table:table-cell>
          <table:table-cell table:formula="of:=[.$O$1]*[.H18]/(250+[.H18])" office:value-type="float" office:value="-1.78763388510224" calcext:value-type="float">
            <text:p>-1,7876338851</text:p>
          </table:table-cell>
          <table:table-cell table:formula="of:=[.$O$1]*[.F18]/(250+[.F18])" office:value-type="float" office:value="0.474657534246575" calcext:value-type="float">
            <text:p>0,4746575342</text:p>
          </table:table-cell>
          <table:table-cell table:formula="of:=[.$O$1]*[.F18]/(350+[.F18])" office:value-type="float" office:value="0.353571428571429" calcext:value-type="float">
            <text:p>0,353571428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40.0 33356 30932 35780 7.3 1.6 4.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917/([.G19]/60+1)-917+250" office:value-type="float" office:value="-116.8" calcext:value-type="float">
            <text:p>-116,8</text:p>
          </table:table-cell>
          <table:table-cell table:formula="of:=[.$O$1]*[.H19]/(250+[.H19])" office:value-type="float" office:value="-2.89369369369369" calcext:value-type="float">
            <text:p>-2,8936936937</text:p>
          </table:table-cell>
          <table:table-cell table:formula="of:=[.$O$1]*[.F19]/(250+[.F19])" office:value-type="float" office:value="0.384805653710247" calcext:value-type="float">
            <text:p>0,3848056537</text:p>
          </table:table-cell>
          <table:table-cell table:formula="of:=[.$O$1]*[.F19]/(350+[.F19])" office:value-type="float" office:value="0.284334203655352" calcext:value-type="float">
            <text:p>0,2843342037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45.0 26599 24481 28716 8.0 1.8 4.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917/([.G20]/60+1)-917+250" office:value-type="float" office:value="-143" calcext:value-type="float">
            <text:p>-143</text:p>
          </table:table-cell>
          <table:table-cell table:formula="of:=[.$O$1]*[.H20]/(250+[.H20])" office:value-type="float" office:value="-4.41028037383178" calcext:value-type="float">
            <text:p>-4,4102803738</text:p>
          </table:table-cell>
          <table:table-cell table:formula="of:=[.$O$1]*[.F20]/(250+[.F20])" office:value-type="float" office:value="0" calcext:value-type="float">
            <text:p>0</text:p>
          </table:table-cell>
          <table:table-cell table:formula="of:=[.$O$1]*[.F20]/(350+[.F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0.0 21332 19491 2317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917/([.G21]/60+1)-917+250" office:value-type="float" office:value="-166.818181818182" calcext:value-type="float">
            <text:p>-166,8181818182</text:p>
          </table:table-cell>
          <table:table-cell table:formula="of:=[.$O$1]*[.H21]/(250+[.H21])" office:value-type="float" office:value="-6.61803278688525" calcext:value-type="float">
            <text:p>-6,6180327869</text:p>
          </table:table-cell>
          <table:table-cell table:formula="of:=[.$O$1]*[.F21]/(250+[.F21])" office:value-type="float" office:value="0" calcext:value-type="float">
            <text:p>0</text:p>
          </table:table-cell>
          <table:table-cell table:formula="of:=[.$O$1]*[.F21]/(350+[.F21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1">
          <table:table-cell table:number-columns-repeated="17"/>
        </table:table-row>
        <table:table-row table:style-name="ro1">
          <table:table-cell table:number-columns-repeated="16"/>
          <table:table-cell table:formula="of:=2751/3" office:value-type="float" office:value="917" calcext:value-type="float">
            <text:p>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26E50c8LucidaSansUnicode" svg:font-family="26E50c8LucidaSansUnicode" style:font-family-generic="swiss"/>
    <style:font-face style:name="Arial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08:24.406000000</meta:creation-date>
    <dc:date>2015-10-20T15:43:35.466000000</dc:date>
    <meta:editing-duration>PT4M28S</meta:editing-duration>
    <meta:editing-cycles>1</meta:editing-cycles>
    <meta:document-statistic meta:table-count="1" meta:cell-count="168" meta:object-count="3"/>
    <meta:generator>LibreOffice/4.3.2.2$Windows_x86 LibreOffice_project/edfb5295ba211bd31ad47d0bad0118690f76407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227cm" svg:y="4.204cm" style:legend-expansion="high" chart:style-name="ch2"/>
        <chart:plot-area chart:style-name="ch3" table:cell-range-address="Feuille1.G1:Feuille1.G21 Feuille1.I1:Feuille1.I21" svg:x="0.32cm" svg:y="0.18cm" svg:width="12.587cm" svg:height="8.646cm">
          <chartooo:coordinate-region svg:x="0.558cm" svg:y="0.379cm" svg:width="12.16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I1:Feuille1.I21" chart:class="chart:scatter">
            <chart:domain table:cell-range-address="Feuille1.G1:Feuille1.G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">
                <text:p>-50</text:p>
                <draw:g>
                  <svg:desc>Feuille1.G1:Feuille1.G21</svg:desc>
                </draw:g>
              </table:table-cell>
              <table:table-cell office:value-type="float" office:value="3.13775811209439">
                <text:p>3.13775811209439</text:p>
                <draw:g>
                  <svg:desc>Feuille1.I1:Feuille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5">
                <text:p>-45</text:p>
              </table:table-cell>
              <table:table-cell office:value-type="float" office:value="3.04623192863734">
                <text:p>3.04623192863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2.946529562982">
                <text:p>2.946529562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">
                <text:p>-35</text:p>
              </table:table-cell>
              <table:table-cell office:value-type="float" office:value="2.83750420450723">
                <text:p>2.83750420450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">
                <text:p>-30</text:p>
              </table:table-cell>
              <table:table-cell office:value-type="float" office:value="2.71778405081157">
                <text:p>2.71778405081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2.58571428571429">
                <text:p>2.5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">
                <text:p>-20</text:p>
              </table:table-cell>
              <table:table-cell office:value-type="float" office:value="2.43928012519562">
                <text:p>2.43928012519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2.27600330988829">
                <text:p>2.27600330988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2.0928007023705">
                <text:p>2.0928007023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1.88578775128565">
                <text:p>1.88578775128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.37898979043525">
                <text:p>1.37898979043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.06422764227642">
                <text:p>1.06422764227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694188250157928">
                <text:p>0.694188250157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252908587257618">
                <text:p>0.252908587257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-0.282375478927204">
                <text:p>-0.282375478927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-0.945283018867924">
                <text:p>-0.945283018867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.78763388510224">
                <text:p>-1.78763388510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-2.89369369369369">
                <text:p>-2.893693693693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-4.41028037383178">
                <text:p>-4.41028037383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-6.61803278688525">
                <text:p>-6.61803278688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149cm" svg:y="4.203cm" style:legend-expansion="high" chart:style-name="ch2"/>
        <chart:plot-area chart:style-name="ch3" table:cell-range-address="Feuille1.G1:Feuille1.G21 Feuille1.J1:Feuille1.J21" svg:x="0.291cm" svg:y="0.788cm" svg:width="12.508cm" svg:height="8.645cm">
          <chartooo:coordinate-region svg:x="0.529cm" svg:y="0.988cm" svg:width="12.08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1:Feuille1.J21" chart:class="chart:scatter">
            <chart:domain table:cell-range-address="Feuille1.G1:Feuille1.G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">
                <text:p>-50</text:p>
                <draw:g>
                  <svg:desc>Feuille1.G1:Feuille1.G21</svg:desc>
                </draw:g>
              </table:table-cell>
              <table:table-cell office:value-type="float" office:value="3.16390630155064">
                <text:p>3.16390630155064</text:p>
                <draw:g>
                  <svg:desc>Feuille1.J1:Feuille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5">
                <text:p>-45</text:p>
              </table:table-cell>
              <table:table-cell office:value-type="float" office:value="3.11241473396999">
                <text:p>3.11241473396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3.043947858473">
                <text:p>3.043947858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">
                <text:p>-35</text:p>
              </table:table-cell>
              <table:table-cell office:value-type="float" office:value="2.95466722478024">
                <text:p>2.95466722478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">
                <text:p>-30</text:p>
              </table:table-cell>
              <table:table-cell office:value-type="float" office:value="2.84064587973274">
                <text:p>2.84064587973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2.69824945295405">
                <text:p>2.69824945295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">
                <text:p>-20</text:p>
              </table:table-cell>
              <table:table-cell office:value-type="float" office:value="2.52897196261682">
                <text:p>2.52897196261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2.33055229142186">
                <text:p>2.33055229142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2.11294964028777">
                <text:p>2.11294964028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1.88247422680412">
                <text:p>1.88247422680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.21139240506329">
                <text:p>1.21139240506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.02099447513812">
                <text:p>1.02099447513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851928783382789">
                <text:p>0.851928783382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70566037735849">
                <text:p>0.70566037735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577227722772277">
                <text:p>0.577227722772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474657534246575">
                <text:p>0.474657534246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384805653710247">
                <text:p>0.384805653710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G1:Feuille1.G21 Feuille1.K1:Feuille1.K21" svg:x="0.32cm" svg:y="0.18cm" svg:width="12.428cm" svg:height="8.64cm">
          <chartooo:coordinate-region svg:x="0.558cm" svg:y="0.38cm" svg:width="12.00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K1:Feuille1.K21" chart:class="chart:scatter">
            <chart:domain table:cell-range-address="Feuille1.G1:Feuille1.G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">
                <text:p>-50</text:p>
                <draw:g>
                  <svg:desc>Feuille1.G1:Feuille1.G21</svg:desc>
                </draw:g>
              </table:table-cell>
              <table:table-cell office:value-type="float" office:value="3.11256085686465">
                <text:p>3.11256085686465</text:p>
                <draw:g>
                  <svg:desc>Feuille1.K1:Feuille1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5">
                <text:p>-45</text:p>
              </table:table-cell>
              <table:table-cell office:value-type="float" office:value="3.04321920853713">
                <text:p>3.04321920853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2.9523178807947">
                <text:p>2.9523178807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">
                <text:p>-35</text:p>
              </table:table-cell>
              <table:table-cell office:value-type="float" office:value="2.83595821615106">
                <text:p>2.83595821615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">
                <text:p>-30</text:p>
              </table:table-cell>
              <table:table-cell office:value-type="float" office:value="2.69082278481013">
                <text:p>2.69082278481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2.51481985044188">
                <text:p>2.51481985044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">
                <text:p>-20</text:p>
              </table:table-cell>
              <table:table-cell office:value-type="float" office:value="2.31282051282051">
                <text:p>2.31282051282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2.08548895899054">
                <text:p>2.08548895899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1.84716981132075">
                <text:p>1.84716981132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1.60645161290323">
                <text:p>1.60645161290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.16111111111111">
                <text:p>1.1611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656979405034325">
                <text:p>0.656979405034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536842105263158">
                <text:p>0.536842105263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433995037220844">
                <text:p>0.433995037220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353571428571429">
                <text:p>0.353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284334203655352">
                <text:p>0.284334203655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